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56cm" fo:min-width="29.90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7.246cm" fo:min-width="13.9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15cm" fo:min-width="2.654cm" fo:padding-top="0.116cm" fo:padding-bottom="0.116cm" fo:padding-left="0.241cm" fo:padding-right="0.241cm" fo:wrap-option="wrap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646cm" fo:min-width="0.633cm" fo:padding-top="0.116cm" fo:padding-bottom="0.116cm" fo:padding-left="0.241cm" fo:padding-right="0.241cm" fo:wrap-option="wrap"/>
    </style:style>
    <style:style style:name="gr26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664cm" fo:min-width="0.651cm" fo:padding-top="0.116cm" fo:padding-bottom="0.116cm" fo:padding-left="0.241cm" fo:padding-right="0.241cm" fo:wrap-option="wrap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88cm" svg:stroke-color="#000000" draw:marker-start="msArrowOvalEnd_20_5" draw:marker-start-width="0.264cm" draw:marker-start-center="true" draw:marker-end="msArrowOvalEnd_20_5" draw:marker-end-width="0.264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00b0f0"/>
      <style:paragraph-properties fo:text-align="start" style:font-independent-line-spacing="true"/>
      <style:text-properties fo:color="#000000" loext:opacity="100%" fo:font-size="18pt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2" style:family="paragraph">
      <loext:graphic-properties draw:fill="solid" draw:fill-color="#00b050"/>
      <style:paragraph-properties fo:text-align="start" style:font-independent-line-spacing="true"/>
      <style:text-properties fo:color="#000000" loext:opacity="100%" fo:font-size="18pt"/>
    </style:style>
    <style:style style:name="P13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Rectangle: Rounded Corners 174" draw:style-name="gr1" draw:text-style-name="P1" draw:layer="layout" svg:width="31.987cm" svg:height="16.186cm" svg:x="17.272cm" svg:y="0.7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2" draw:style-name="gr2" draw:text-style-name="P1" draw:layer="layout" svg:width="14.496cm" svg:height="7.495cm" svg:x="2.21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14.496cm" svg:height="1.971cm" svg:x="2.21cm" svg:y="13.337cm">
          <text:p text:style-name="P2"><text:span text:style-name="T1">OpenCL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4.448cm" svg:height="3.77cm" svg:x="2.809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2.501cm" svg:height="1.013cm" svg:x="8.167cm" svg:y="5.842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6" draw:text-style-name="P7" draw:layer="layout" svg:width="1.609cm" svg:height="1.609cm" svg:x="13.208cm" svg:y="3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6" draw:text-style-name="P7" draw:layer="layout" svg:width="1.609cm" svg:height="1.609cm" svg:x="4.487cm" svg:y="3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6" draw:text-style-name="P7" draw:layer="layout" svg:width="1.609cm" svg:height="1.609cm" svg:x="15.14cm" svg:y="3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7" draw:text-style-name="P8" draw:layer="layout" svg:width="3.057cm" svg:height="1.032cm" svg:x="7.953cm" svg:y="11.08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8" draw:layer="layout" svg:width="3.057cm" svg:height="1.032cm" svg:x="3.492cm" svg:y="11.387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" draw:text-style-name="P4" draw:layer="layout" svg:width="4.448cm" svg:height="3.77cm" svg:x="11.765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9" draw:text-style-name="P9" draw:layer="layout" svg:width="1.402cm" svg:height="0.306cm" svg:x="6.55cm" svg:y="11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0" draw:text-style-name="P10" draw:layer="layout" svg:width="3.057cm" svg:height="1.032cm" svg:x="7.946cm" svg:y="9.366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10" draw:layer="layout" svg:width="3.057cm" svg:height="1.032cm" svg:x="12.38cm" svg:y="11.351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9" draw:text-style-name="P9" draw:layer="layout" svg:width="1.376cm" svg:height="1.983cm" svg:x="11.003cm" svg:y="9.87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5" draw:text-style-name="P6" draw:layer="layout" svg:width="3.818cm" svg:height="1.013cm" svg:x="3.125cm" svg:y="9.036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8" draw:layer="layout" svg:width="3.057cm" svg:height="1.032cm" svg:x="3.492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" draw:text-style-name="P6" draw:layer="layout" svg:width="3.877cm" svg:height="1.013cm" svg:x="12.07cm" svg:y="9.133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3" draw:style-name="gr13" draw:text-style-name="P9" draw:layer="layout" svg:x1="15.24cm" svg:y1="2.794cm" svg:x2="15.241cm" svg:y2="5.176cm">
          <text:p/>
        </draw:line>
        <draw:line draw:name="Straight Connector 94" draw:style-name="gr13" draw:text-style-name="P9" draw:layer="layout" svg:x1="12.7cm" svg:y1="3.302cm" svg:x2="12.701cm" svg:y2="5.684cm">
          <text:p/>
        </draw:line>
        <draw:line draw:name="Straight Connector 95" draw:style-name="gr13" draw:text-style-name="P9" draw:layer="layout" svg:x1="6.168cm" svg:y1="6.654cm" svg:x2="6.169cm" svg:y2="9.037cm">
          <text:p/>
        </draw:line>
        <draw:custom-shape draw:name="TextBox 96" draw:style-name="gr14" draw:text-style-name="P11" draw:layer="layout" svg:width="2.861cm" svg:height="1.603cm" svg:x="8.382cm" svg:y="3.81cm">
          <text:p text:style-name="P2"><text:span text:style-name="T3">Command</text:span></text:p>
          <text:p text:style-name="P2"><text:span text:style-name="T3">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15" draw:text-style-name="P1" draw:layer="layout" svg:width="14.496cm" svg:height="4.865cm" svg:x="17.511cm" svg:y="8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16" draw:text-style-name="P12" draw:layer="layout" svg:width="14.496cm" svg:height="1.971cm" svg:x="17.511cm" svg:y="13.337cm">
          <text:p text:style-name="P2"><text:span text:style-name="T1">CUDA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7" draw:text-style-name="P13" draw:layer="layout" svg:width="4.448cm" svg:height="3.77cm" svg:x="18.11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5" draw:text-style-name="P6" draw:layer="layout" svg:width="2.501cm" svg:height="1.013cm" svg:x="23.508cm" svg:y="7.442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4" draw:style-name="gr6" draw:text-style-name="P7" draw:layer="layout" svg:width="1.609cm" svg:height="1.609cm" svg:x="27.215cm" svg:y="5.0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5" draw:style-name="gr6" draw:text-style-name="P7" draw:layer="layout" svg:width="1.609cm" svg:height="1.609cm" svg:x="20.665cm" svg:y="5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6" draw:style-name="gr6" draw:text-style-name="P7" draw:layer="layout" svg:width="1.609cm" svg:height="1.609cm" svg:x="29.362cm" svg:y="5.0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7" draw:style-name="gr18" draw:text-style-name="P14" draw:layer="layout" svg:width="3.057cm" svg:height="1.032cm" svg:x="23.254cm" svg:y="11.08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7" draw:text-style-name="P13" draw:layer="layout" svg:width="4.448cm" svg:height="3.77cm" svg:x="26.981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10" draw:text-style-name="P10" draw:layer="layout" svg:width="3.057cm" svg:height="1.032cm" svg:x="18.796cm" svg:y="10.906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5" draw:text-style-name="P6" draw:layer="layout" svg:width="3.881cm" svg:height="1.013cm" svg:x="18.427cm" svg:y="9.03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5" draw:text-style-name="P6" draw:layer="layout" svg:width="3.881cm" svg:height="1.013cm" svg:x="27.243cm" svg:y="9.133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13" draw:text-style-name="P9" draw:layer="layout" svg:x1="28.019cm" svg:y1="6.653cm" svg:x2="28.02cm" svg:y2="9.035cm">
          <text:p/>
        </draw:line>
        <draw:line draw:name="Straight Connector 128" draw:style-name="gr13" draw:text-style-name="P9" draw:layer="layout" svg:x1="30.173cm" svg:y1="6.653cm" svg:x2="30.174cm" svg:y2="9.035cm">
          <text:p/>
        </draw:line>
        <draw:line draw:name="Straight Connector 129" draw:style-name="gr13" draw:text-style-name="P9" draw:layer="layout" svg:x1="21.469cm" svg:y1="6.654cm" svg:x2="21.47cm" svg:y2="9.037cm">
          <text:p/>
        </draw:line>
        <draw:custom-shape draw:name="TextBox 130" draw:style-name="gr5" draw:text-style-name="P15" draw:layer="layout" svg:width="2.361cm" svg:height="1.603cm" svg:x="24.892cm" svg:y="5.08cm">
          <text:p text:style-name="P2"><text:span text:style-name="T3">CUDA</text:span></text:p>
          <text:p text:style-name="P2"><text:span text:style-name="T3">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19" draw:text-style-name="P16" draw:layer="layout" svg:width="1.132cm" svg:height="2.286cm" svg:x="17.511cm" svg:y="6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20" draw:text-style-name="P6" draw:layer="layout" svg:width="2.269cm" svg:height="1.013cm" draw:transform="rotate (1.5707963267949) translate (17.525cm 8.477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" draw:text-style-name="P16" draw:layer="layout" svg:width="1.132cm" svg:height="2.286cm" svg:x="18.643cm" svg:y="6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20" draw:text-style-name="P6" draw:layer="layout" svg:width="2.269cm" svg:height="1.013cm" draw:transform="rotate (1.5707963267949) translate (18.686cm 8.46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5" draw:style-name="gr6" draw:text-style-name="P7" draw:layer="layout" svg:width="1.609cm" svg:height="1.609cm" svg:x="6.35cm" svg:y="3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13" draw:text-style-name="P9" draw:layer="layout" svg:x1="8.13cm" svg:y1="6.643cm" svg:x2="7.257cm" svg:y2="9.017cm">
          <text:p/>
        </draw:line>
        <draw:line draw:name="Straight Connector 142" draw:style-name="gr21" draw:text-style-name="P9" draw:layer="layout" svg:x1="3.066cm" svg:y1="2.424cm" svg:x2="3.302cm" svg:y2="3.556cm">
          <text:p/>
        </draw:line>
        <draw:custom-shape draw:name="Rectangle: Rounded Corners 144" draw:style-name="gr22" draw:text-style-name="P17" draw:layer="layout" svg:width="2.596cm" svg:height="1.102cm" svg:x="5.278cm" svg:y="0.508cm">
          <text:p text:style-name="P2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5" draw:style-name="gr22" draw:text-style-name="P17" draw:layer="layout" svg:width="2.596cm" svg:height="1.102cm" svg:x="25.916cm" svg:y="3.024cm">
          <text:p text:style-name="P2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6" draw:style-name="gr22" draw:text-style-name="P17" draw:layer="layout" svg:width="2.596cm" svg:height="1.102cm" svg:x="29.674cm" svg:y="3.036cm">
          <text:p text:style-name="P2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7" draw:style-name="gr22" draw:text-style-name="P17" draw:layer="layout" svg:width="2.596cm" svg:height="1.102cm" svg:x="8.58cm" svg:y="0.508cm">
          <text:p text:style-name="P2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50" draw:style-name="gr21" draw:text-style-name="P9" draw:layer="layout" svg:x1="4.508cm" svg:y1="1.778cm" svg:x2="4.318cm" svg:y2="2.963cm">
          <text:p/>
        </draw:line>
        <draw:line draw:name="Straight Connector 154" draw:style-name="gr21" draw:text-style-name="P9" draw:layer="layout" svg:x1="27.214cm" svg:y1="4.126cm" svg:x2="27.45cm" svg:y2="5.279cm">
          <text:p/>
        </draw:line>
        <draw:line draw:name="Straight Connector 157" draw:style-name="gr21" draw:text-style-name="P9" draw:layer="layout" svg:x1="30.972cm" svg:y1="4.139cm" svg:x2="30.736cm" svg:y2="5.279cm">
          <text:p/>
        </draw:line>
        <draw:line draw:name="Straight Connector 160" draw:style-name="gr21" draw:text-style-name="P9" draw:layer="layout" svg:x1="2.54cm" svg:y1="1.27cm" svg:x2="3.772cm" svg:y2="1.248cm">
          <text:p/>
        </draw:line>
        <draw:line draw:name="Straight Connector 163" draw:style-name="gr21" draw:text-style-name="P9" draw:layer="layout" svg:x1="28.513cm" svg:y1="3.575cm" svg:x2="29.673cm" svg:y2="3.587cm">
          <text:p/>
        </draw:line>
        <draw:custom-shape draw:name="TextBox 175" draw:style-name="gr5" draw:text-style-name="P6" draw:layer="layout" svg:width="2.869cm" svg:height="1.775cm" svg:x="15.496cm" svg:y="2.01cm">
          <text:p text:style-name="P5"><text:span text:style-name="T4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23" draw:text-style-name="P18" draw:layer="layout" svg:width="3.057cm" svg:height="1.032cm" svg:x="27.677cm" svg:y="10.906cm">
          <text:p text:style-name="P2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4" draw:text-style-name="P19" draw:layer="layout" svg:width="3.153cm" svg:height="0.864cm" svg:x="2.807cm" svg:y="8.154cm">
          <text:p text:style-name="P2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5" draw:text-style-name="P16" draw:layer="layout" svg:width="1.132cm" svg:height="1.895cm" svg:x="3.932cm" svg:y="6.2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20" draw:text-style-name="P6" draw:layer="layout" svg:width="2.269cm" svg:height="1.013cm" draw:transform="rotate (1.5707963267949) translate (3.935cm 8.31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5" draw:text-style-name="P16" draw:layer="layout" svg:width="1.132cm" svg:height="1.895cm" svg:x="2.805cm" svg:y="6.2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0" draw:text-style-name="P20" draw:layer="layout" svg:width="2.269cm" svg:height="1.013cm" draw:transform="rotate (1.5707963267949) translate (2.778cm 8.311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9" draw:layer="layout" svg:width="3.153cm" svg:height="0.864cm" svg:x="11.763cm" svg:y="8.146cm">
          <text:p text:style-name="P2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7" draw:text-style-name="P16" draw:layer="layout" svg:width="1.132cm" svg:height="1.895cm" svg:x="12.888cm" svg:y="6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20" draw:layer="layout" svg:width="2.269cm" svg:height="1.013cm" draw:transform="rotate (1.5707963267949) translate (12.891cm 8.302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7" draw:text-style-name="P16" draw:layer="layout" svg:width="1.132cm" svg:height="1.895cm" svg:x="11.761cm" svg:y="6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20" draw:layer="layout" svg:width="2.269cm" svg:height="1.013cm" draw:transform="rotate (1.5707963267949) translate (11.734cm 8.303cm)">
          <text:p text:style-name="P2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custom-shape draw:name="Rectangle 3" draw:style-name="gr22" draw:text-style-name="P17" draw:layer="layout" svg:width="6.951cm" svg:height="9.725cm" svg:x="4.244cm" svg:y="3.843cm">
          <text:p text:style-name="P2"><text:span text:style-name="T2">Matrix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" draw:text-style-name="P17" draw:layer="layout" svg:width="9.725cm" svg:height="9.725cm" draw:transform="rotate (1.5707963267949) translate (23.456cm 13.569cm)">
          <text:p text:style-name="P2"><text:span text:style-name="T2">Matrix C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9" draw:text-style-name="P9" draw:layer="layout" svg:x1="3.007cm" svg:y1="3.843cm" svg:x2="3.008cm" svg:y2="13.568cm">
          <text:p/>
        </draw:line>
        <draw:custom-shape draw:name="Rectangle 8" draw:style-name="gr30" draw:text-style-name="P10" draw:layer="layout" svg:width="6.95cm" svg:height="0.785cm" svg:x="4.244cm" svg:y="6.858cm">
          <text:p text:style-name="P2"><text:span text:style-name="T2">Row 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0" draw:layer="layout" svg:width="0.791cm" svg:height="0.823cm" draw:transform="rotate (-1.5707963267949) translate (26.868cm 6.85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17" draw:layer="layout" svg:width="6.951cm" svg:height="9.725cm" draw:transform="rotate (1.5707963267949) translate (12.538cm 12.182cm)">
          <text:p text:style-name="P2"><text:span text:style-name="T2">Matrix B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" draw:text-style-name="P10" draw:layer="layout" svg:width="6.95cm" svg:height="0.785cm" draw:transform="rotate (-1.5707963267949) translate (15.52cm 5.23cm)">
          <text:p text:style-name="P2"><text:span text:style-name="T2">Column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32" draw:text-style-name="P9" draw:layer="layout" svg:width="6.597cm" svg:height="0.001cm" svg:x="4.421cm" svg:y="6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32" draw:text-style-name="P9" draw:layer="layout" svg:width="0.001cm" svg:height="6.216cm" svg:x="15.922cm" svg:y="5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5" draw:text-style-name="P6" draw:layer="layout" svg:width="0.931cm" svg:height="1.436cm" svg:x="11.401cm" svg:y="8.18cm">
          <text:p text:style-name="P2"><text:span text:style-name="T5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6" draw:layer="layout" svg:width="0.994cm" svg:height="1.436cm" svg:x="22.362cm" svg:y="8.18cm">
          <text:p text:style-name="P2"><text:span text:style-name="T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6" draw:layer="layout" svg:width="4.093cm" svg:height="1.013cm" svg:x="24.409cm" svg:y="5.573cm">
          <text:p text:style-name="P5"><text:span text:style-name="T2">Position (m,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" draw:text-style-name="P6" draw:layer="layout" svg:width="2.432cm" svg:height="1.012cm" draw:transform="rotate (1.5707963267949) translate (1.824cm 10.124cm)">
          <text:p text:style-name="P5"><text:span text:style-name="T1">M 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29" draw:text-style-name="P9" draw:layer="layout" svg:x1="22.264cm" svg:y1="4.473cm" svg:x2="12.538cm" svg:y2="4.474cm">
          <text:p/>
        </draw:line>
        <draw:custom-shape draw:name="TextBox 28" draw:style-name="gr5" draw:text-style-name="P6" draw:layer="layout" svg:width="3.225cm" svg:height="1.013cm" svg:x="15.713cm" svg:y="3.313cm">
          <text:p text:style-name="P5"><text:span text:style-name="T1">N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Rectangle 4" draw:style-name="gr15" draw:text-style-name="P1" draw:layer="layout" svg:width="1.459cm" svg:height="1.459cm" svg:x="6.214cm" svg:y="8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3" draw:text-style-name="P17" draw:layer="layout" svg:width="1.459cm" svg:height="1.459cm" svg:x="6.214cm" svg:y="6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7" draw:layer="layout" svg:width="1.459cm" svg:height="1.459cm" svg:x="7.673cm" svg:y="6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7" draw:layer="layout" svg:width="1.459cm" svg:height="1.459cm" svg:x="7.673cm" svg:y="8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7" draw:layer="layout" svg:width="1.459cm" svg:height="1.459cm" svg:x="6.21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1.459cm" svg:height="1.459cm" svg:x="7.673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7" draw:layer="layout" svg:width="1.459cm" svg:height="1.459cm" svg:x="9.133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" draw:layer="layout" svg:width="1.459cm" svg:height="1.459cm" svg:x="9.133cm" svg:y="6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3" draw:text-style-name="P17" draw:layer="layout" svg:width="1.459cm" svg:height="1.459cm" svg:x="9.133cm" svg:y="8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3" draw:text-style-name="P17" draw:layer="layout" svg:width="1.459cm" svg:height="1.459cm" svg:x="1.409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6" draw:layer="layout" svg:width="3.509cm" svg:height="1.098cm" svg:x="0.312cm" svg:y="4.727cm">
          <text:p text:style-name="P5"><text:span text:style-name="T6">Work i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4.004cm" svg:height="1.098cm" svg:x="6.396cm" svg:y="4.171cm">
          <text:p text:style-name="P5"><text:span text:style-name="T6">Work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34" draw:text-style-name="P9" draw:layer="layout" svg:x1="5.463cm" svg:y1="5.456cm" svg:x2="5.464cm" svg:y2="9.836cm">
          <text:p/>
        </draw:line>
        <draw:custom-shape draw:name="TextBox 18" draw:style-name="gr5" draw:text-style-name="P6" draw:layer="layout" svg:width="4.392cm" svg:height="0.926cm" draw:transform="rotate (1.5707963267949) translate (4.435cm 9.844cm)">
          <text:p text:style-name="P5"><text:span text:style-name="T3">Local size (dim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6" draw:layer="layout" svg:width="4.393cm" svg:height="0.927cm" svg:x="6.201cm" svg:y="10.761cm">
          <text:p text:style-name="P5"><text:span text:style-name="T3">Local size (dim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5" draw:text-style-name="P1" draw:layer="layout" svg:width="1.459cm" svg:height="1.459cm" svg:x="14.014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3" draw:text-style-name="P17" draw:layer="layout" svg:width="1.459cm" svg:height="1.459cm" svg:x="14.014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" draw:text-style-name="P17" draw:layer="layout" svg:width="1.459cm" svg:height="1.459cm" svg:x="15.474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3" draw:text-style-name="P17" draw:layer="layout" svg:width="1.459cm" svg:height="1.459cm" svg:x="15.474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3" draw:text-style-name="P17" draw:layer="layout" svg:width="1.459cm" svg:height="1.459cm" svg:x="14.014cm" svg:y="3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3" draw:text-style-name="P17" draw:layer="layout" svg:width="1.459cm" svg:height="1.459cm" svg:x="15.474cm" svg:y="3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3" draw:text-style-name="P17" draw:layer="layout" svg:width="1.459cm" svg:height="1.459cm" svg:x="16.933cm" svg:y="3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3" draw:text-style-name="P17" draw:layer="layout" svg:width="1.459cm" svg:height="1.459cm" svg:x="16.933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3" draw:text-style-name="P17" draw:layer="layout" svg:width="1.459cm" svg:height="1.459cm" svg:x="16.933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3" draw:text-style-name="P17" draw:layer="layout" svg:width="1.459cm" svg:height="1.459cm" svg:x="14.014cm" svg:y="10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" draw:text-style-name="P1" draw:layer="layout" svg:width="1.459cm" svg:height="1.459cm" svg:x="14.014cm" svg:y="9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3" draw:text-style-name="P17" draw:layer="layout" svg:width="1.459cm" svg:height="1.459cm" svg:x="15.474cm" svg:y="9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3" draw:text-style-name="P17" draw:layer="layout" svg:width="1.459cm" svg:height="1.459cm" svg:x="15.474cm" svg:y="10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17" draw:layer="layout" svg:width="1.459cm" svg:height="1.459cm" svg:x="14.014cm" svg:y="8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3" draw:text-style-name="P17" draw:layer="layout" svg:width="1.459cm" svg:height="1.459cm" svg:x="15.474cm" svg:y="8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5" draw:text-style-name="P1" draw:layer="layout" svg:width="1.459cm" svg:height="1.459cm" svg:x="16.933cm" svg:y="8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3" draw:text-style-name="P17" draw:layer="layout" svg:width="1.459cm" svg:height="1.459cm" svg:x="16.933cm" svg:y="9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33" draw:text-style-name="P17" draw:layer="layout" svg:width="1.459cm" svg:height="1.459cm" svg:x="16.933cm" svg:y="10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3" draw:text-style-name="P17" draw:layer="layout" svg:width="1.459cm" svg:height="1.459cm" svg:x="18.888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33" draw:text-style-name="P17" draw:layer="layout" svg:width="1.459cm" svg:height="1.459cm" svg:x="18.888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3" draw:text-style-name="P17" draw:layer="layout" svg:width="1.459cm" svg:height="1.459cm" svg:x="20.348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3" draw:text-style-name="P17" draw:layer="layout" svg:width="1.459cm" svg:height="1.459cm" svg:x="20.348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3" draw:text-style-name="P17" draw:layer="layout" svg:width="1.459cm" svg:height="1.459cm" svg:x="18.888cm" svg:y="3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3" draw:text-style-name="P17" draw:layer="layout" svg:width="1.459cm" svg:height="1.459cm" svg:x="20.348cm" svg:y="3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3" draw:text-style-name="P17" draw:layer="layout" svg:width="1.459cm" svg:height="1.459cm" svg:x="21.808cm" svg:y="3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3" draw:text-style-name="P17" draw:layer="layout" svg:width="1.459cm" svg:height="1.459cm" svg:x="21.808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3" draw:text-style-name="P17" draw:layer="layout" svg:width="1.459cm" svg:height="1.459cm" svg:x="21.808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3" draw:text-style-name="P17" draw:layer="layout" svg:width="1.459cm" svg:height="1.459cm" svg:x="18.888cm" svg:y="10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3" draw:text-style-name="P17" draw:layer="layout" svg:width="1.459cm" svg:height="1.459cm" svg:x="18.888cm" svg:y="9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3" draw:text-style-name="P17" draw:layer="layout" svg:width="1.459cm" svg:height="1.459cm" svg:x="20.348cm" svg:y="9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3" draw:text-style-name="P17" draw:layer="layout" svg:width="1.459cm" svg:height="1.459cm" svg:x="20.348cm" svg:y="10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3" draw:text-style-name="P17" draw:layer="layout" svg:width="1.459cm" svg:height="1.459cm" svg:x="18.888cm" svg:y="8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17" draw:layer="layout" svg:width="1.459cm" svg:height="1.459cm" svg:x="20.348cm" svg:y="8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17" draw:layer="layout" svg:width="1.459cm" svg:height="1.459cm" svg:x="21.808cm" svg:y="8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17" draw:layer="layout" svg:width="1.459cm" svg:height="1.459cm" svg:x="21.808cm" svg:y="9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33" draw:text-style-name="P17" draw:layer="layout" svg:width="1.459cm" svg:height="1.459cm" svg:x="21.808cm" svg:y="10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" draw:text-style-name="P6" draw:layer="layout" svg:width="5.773cm" svg:height="1.097cm" draw:transform="rotate (1.5707963267949) translate (11.914cm 10.944cm)">
          <text:p text:style-name="P5"><text:span text:style-name="T6">Global size (dim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7" draw:style-name="gr34" draw:text-style-name="P9" draw:layer="layout" svg:x1="13.418cm" svg:y1="3.267cm" svg:x2="13.419cm" svg:y2="12.435cm">
          <text:p/>
        </draw:line>
        <draw:custom-shape draw:name="TextBox 59" draw:style-name="gr5" draw:text-style-name="P6" draw:layer="layout" svg:width="5.774cm" svg:height="1.098cm" svg:x="15.753cm" svg:y="13.449cm">
          <text:p text:style-name="P5"><text:span text:style-name="T6">Global size (dim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0" draw:style-name="gr34" draw:text-style-name="P9" draw:layer="layout" svg:x1="14.013cm" svg:y1="13.101cm" svg:x2="23.267cm" svg:y2="13.102cm">
          <text:p/>
        </draw:line>
        <draw:line draw:name="Straight Connector 65" draw:style-name="gr34" draw:text-style-name="P9" draw:layer="layout" svg:x1="10.592cm" svg:y1="10.533cm" svg:x2="6.213cm" svg:y2="10.534cm">
          <text:p/>
        </draw:lin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2-31">12/31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2-31">12/31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Toby Potter</meta:initial-creator>
    <meta:editing-cycles>35</meta:editing-cycles>
    <meta:creation-date>2018-01-29T07:49:48</meta:creation-date>
    <dc:date>2021-12-31T11:33:13.143646323</dc:date>
    <meta:editing-duration>PT10H8S</meta:editing-duration>
    <meta:generator>LibreOffice/7.2.2.2$Linux_X86_64 LibreOffice_project/20$Build-2</meta:generator>
    <meta:document-statistic meta:object-count="1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